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IREZ VILELA DE VILELA, DORYS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81443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25814437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590233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IREZ VILELA DE VILELA, DORYS ESTH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81443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59023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25814437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2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2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322725</text:p>
          </table:table-cell>
          <table:table-cell table:style-name="Tabla2.D3" office:value-type="string">
            <text:p text:style-name="P23">2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0:58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